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17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0.39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19.537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2.557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0.766cm"/>
    </style:style>
    <style:style style:name="co26" style:family="table-column">
      <style:table-column-properties fo:break-before="auto" style:column-width="1.446cm"/>
    </style:style>
    <style:style style:name="co27" style:family="table-column">
      <style:table-column-properties fo:break-before="auto" style:column-width="0.811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24.305cm"/>
    </style:style>
    <style:style style:name="co30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027cm" fo:break-before="auto" style:use-optimal-row-height="true"/>
    </style:style>
    <style:style style:name="ro3" style:family="table-row">
      <style:table-row-properties style:row-height="3.355cm" fo:break-before="auto" style:use-optimal-row-height="true"/>
    </style:style>
    <style:style style:name="ro4" style:family="table-row">
      <style:table-row-properties style:row-height="2.039cm" fo:break-before="auto" style:use-optimal-row-height="true"/>
    </style:style>
    <style:style style:name="ro5" style:family="table-row">
      <style:table-row-properties style:row-height="2.697cm" fo:break-before="auto" style:use-optimal-row-height="true"/>
    </style:style>
    <style:style style:name="ro6" style:family="table-row">
      <style:table-row-properties style:row-height="2.346cm" fo:break-before="auto" style:use-optimal-row-height="true"/>
    </style:style>
    <style:style style:name="ro7" style:family="table-row">
      <style:table-row-properties style:row-height="3.004cm" fo:break-before="auto" style:use-optimal-row-height="true"/>
    </style:style>
    <style:style style:name="ro8" style:family="table-row">
      <style:table-row-properties style:row-height="3.664cm" fo:break-before="auto" style:use-optimal-row-height="true"/>
    </style:style>
    <style:style style:name="ro9" style:family="table-row">
      <style:table-row-properties style:row-height="2.785cm" fo:break-before="auto" style:use-optimal-row-height="true"/>
    </style:style>
    <style:style style:name="ro10" style:family="table-row">
      <style:table-row-properties style:row-height="3.115cm" fo:break-before="auto" style:use-optimal-row-height="true"/>
    </style:style>
    <style:style style:name="ro11" style:family="table-row">
      <style:table-row-properties style:row-height="2.434cm" fo:break-before="auto" style:use-optimal-row-height="true"/>
    </style:style>
    <style:style style:name="ro12" style:family="table-row">
      <style:table-row-properties style:row-height="2.106cm" fo:break-before="auto" style:use-optimal-row-height="true"/>
    </style:style>
    <style:style style:name="ro13" style:family="table-row">
      <style:table-row-properties style:row-height="3.817cm" fo:break-before="auto" style:use-optimal-row-height="true"/>
    </style:style>
    <style:style style:name="ro14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1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24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ackground-color="transparent" fo:border="0.74pt solid #000000"/>
      <style:text-properties fo:color="#000000" style:font-name="Arial" fo:font-size="8pt" style:font-size-asian="8pt" style:font-name-complex="Arial" style:font-size-complex="8pt"/>
    </style:style>
    <style:style style:name="ce32" style:family="table-cell" style:parent-style-name="Default">
      <style:table-cell-properties fo:background-color="transparent" fo:border="0.74pt solid #000000"/>
      <style:text-properties fo:color="#000000" style:font-name="Arial" fo:font-size="8pt" style:font-name-asian="Noto Sans CJK SC" style:font-size-asian="8pt" style:font-name-complex="Arial" style:font-size-complex="8pt"/>
    </style:style>
    <style:style style:name="ce33" style:family="table-cell" style:parent-style-name="Default">
      <style:table-cell-properties fo:background-color="transparent" fo:border="0.74pt solid #000000"/>
      <style:text-properties fo:color="#000000" style:font-name="Arial" fo:font-size="8pt" fo:font-weight="bold" style:font-name-asian="Noto Sans CJK SC" style:font-size-asian="8pt" style:font-weight-asian="bold" style:font-name-complex="Arial" style:font-size-complex="8pt" style:font-weight-complex="bold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6" style:family="table-cell" style:parent-style-name="Default">
      <style:table-cell-properties fo:border="0.74pt solid #000000"/>
      <style:text-properties fo:color="#000000"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 style:font-name="Calibri" fo:font-size="8pt" style:font-size-asian="8pt" style:font-size-complex="8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40" style:family="table-cell" style:parent-style-name="Default" style:data-style-name="N37">
      <style:table-cell-properties fo:border="0.74pt solid #000000"/>
    </style:style>
    <style:style style:name="ce41" style:family="table-cell" style:parent-style-name="Default">
      <style:table-cell-properties fo:background-color="#ffbf00"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language="ca" fo:country="ES" style:font-weight-complex="bold" style:font-weight-asian="bold" fo:font-weight="bold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style:font-name-asian="Noto Sans CJK SC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ca" fo:country="ES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style:font-name-asian="Noto Sans CJK SC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language="ca" fo:country="ES" style:font-weight-complex="bold" style:font-relief="none" style:text-emphasize="none" style:font-style-complex="normal" style:font-style-asian="normal" style:font-name-asian="Noto Sans CJK SC" style:language-asian="zh" style:country-asian="CN" style:text-line-through-mode="continuous" style:text-overline-style="none" style:text-overline-color="font-color" style:font-weight-asian="bold" fo:font-weight="bold" style:text-underline-style="none" style:text-underline-color="font-color" style:text-line-through-type="none" fo:font-style="normal" style:text-outline="false" fo:text-shadow="none" style:language-complex="hi" style:country-complex="IN"/>
    </style:style>
    <style:style style:name="T4" style:family="text">
      <style:text-properties fo:language="ca" fo:country="ES" style:font-relief="none" style:text-emphasize="none" style:font-style-complex="normal" style:font-style-asian="normal" style:font-name-asian="Noto Sans CJK SC" style:language-asian="zh" style:country-asian="CN" style:text-line-through-mode="continuous" style:text-overline-style="none" style:text-overline-color="font-color" style:text-underline-style="none" style:text-underline-color="font-color" style:text-line-through-type="none" fo:font-style="normal" style:text-outline="false" fo:text-shadow="none" style:language-complex="hi" style:country-complex="IN" fo:font-weight="normal" style:font-weight-asian="normal" style:font-weight-complex="normal"/>
    </style:style>
    <style:style style:name="T5" style:family="text">
      <style:text-properties fo:language="ca" fo:country="ES" style:font-weight-complex="bold" style:font-relief="none" style:text-emphasize="none" style:font-style-complex="normal" style:font-style-asian="normal" fo:color="#000000" style:language-asian="zh" style:country-asian="CN" style:text-line-through-mode="continuous" style:text-overline-style="none" style:text-overline-color="font-color" style:font-weight-asian="bold" fo:font-weight="bold" style:text-underline-style="none" style:text-underline-color="font-color" style:text-line-through-type="none" fo:font-style="normal" style:text-outline="false" fo:text-shadow="none" style:language-complex="hi" style:country-complex="IN"/>
    </style:style>
    <style:style style:name="T6" style:family="text">
      <style:text-properties fo:language="ca" fo:country="ES" style:font-relief="none" style:text-emphasize="none" style:font-style-complex="normal" style:font-style-asian="normal" fo:color="#000000" style:language-asian="zh" style:country-asian="CN" style:text-line-through-mode="continuous" style:text-overline-style="none" style:text-overline-color="font-color" style:text-underline-style="none" style:text-underline-color="font-color" style:text-line-through-type="none" fo:font-style="normal" style:text-outline="false" fo:text-shadow="none" style:language-complex="hi" style:country-complex="IN" fo:font-weight="normal" style:font-weight-asian="normal" style:font-weight-complex="normal"/>
    </style:style>
    <style:style style:name="T7" style:family="text">
      <style:text-properties fo:language="ca" fo:country="ES" style:font-weight-complex="bold" style:font-weight-asian="bold" fo:font-weight="bold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fo:color="#000000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language="ca" fo:country="ES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fo:color="#000000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9" style:family="text">
      <style:text-properties fo:language="ca" fo:country="ES" style:font-weight-complex="bold" style:font-relief="none" style:text-emphasize="none" style:font-style-complex="normal" style:font-style-asian="normal" style:font-size-complex="8pt" style:font-size-asian="8pt" style:font-name-complex="Arial" style:font-name-asian="Noto Sans CJK SC" fo:color="#000000" style:language-asian="zh" style:country-asian="CN" style:text-line-through-mode="continuous" style:text-overline-style="none" style:text-overline-color="font-color" style:font-weight-asian="bold" fo:font-weight="bold" style:font-name="Arial" fo:font-size="8pt" style:text-underline-style="none" style:text-underline-color="font-color" style:text-line-through-type="none" fo:font-style="normal" style:text-outline="false" fo:text-shadow="none" style:language-complex="hi" style:country-complex="IN"/>
    </style:style>
    <style:style style:name="T10" style:family="text">
      <style:text-properties fo:language="ca" fo:country="ES" style:font-relief="none" style:text-emphasize="none" style:font-style-complex="normal" style:font-style-asian="normal" style:font-size-complex="8pt" style:font-size-asian="8pt" style:font-name-complex="Arial" style:font-name-asian="Noto Sans CJK SC" fo:color="#000000" style:language-asian="zh" style:country-asian="CN" style:text-line-through-mode="continuous" style:text-overline-style="none" style:text-overline-color="font-color" style:font-name="Arial" fo:font-size="8pt" style:text-underline-style="none" style:text-underline-color="font-color" style:text-line-through-type="none" fo:font-style="normal" style:text-outline="false" fo:text-shadow="none" style:language-complex="hi" style:country-complex="IN" fo:font-weight="normal" style:font-weight-asian="normal" style:font-weight-complex="normal"/>
    </style:style>
    <style:style style:name="T11" style:family="text">
      <style:text-properties fo:language="ca" fo:country="ES" style:font-weight-complex="bold" style:font-weight-asian="bold" fo:font-weight="bold" style:font-name="Arial" fo:font-size="8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fo:color="#000000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language="ca" fo:country="ES" style:font-name="Arial" fo:font-size="8pt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language-asian="zh" style:country-asian="CN" fo:color="#000000" style:font-name-asian="Noto Sans CJK SC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bold" style:font-weight-complex="bold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-asian="Noto Sans CJK SC" style:font-style-asian="normal" style:font-style-complex="normal" style:text-emphasize="none" style:font-relief="none" style:font-weight-asian="bold"/>
    </style:style>
    <style:style style:name="T15" style:family="text">
      <style:text-properties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font-name-asian="Noto Sans CJK SC" style:font-style-asian="normal" style:font-style-complex="normal" style:text-emphasize="none" style:font-relief="none" fo:font-weight="normal" style:font-weight-asian="normal" style:font-weight-complex="normal"/>
    </style:style>
    <style:style style:name="T16" style:family="text">
      <style:text-properties fo:font-weight="bold" style:font-weight-complex="bold"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style-asian="normal" style:font-style-complex="normal" style:text-emphasize="none" style:font-relief="none" style:font-weight-asian="bold"/>
    </style:style>
    <style:style style:name="T17" style:family="text">
      <style:text-properties style:language-complex="hi" style:country-complex="IN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style-asian="normal" style:font-style-complex="normal" style:text-emphasize="none" style:font-relief="none" style:font-weight-complex="normal" style:font-weight-asian="normal" fo:font-weight="normal"/>
    </style:style>
    <style:style style:name="T18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text-line-through-mode="continuous" style:font-name-asian="Noto Sans CJK SC" style:font-name-complex="FreeSerif" style:text-emphasize="none" style:font-relief="none" style:text-overline-style="none" style:text-overline-color="font-color"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letter-kerning="true" fo:language="ca" fo:country="E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/>
    </style:style>
    <style:style style:name="T20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FreeSerif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weight-complex="bold" style:font-style-complex="normal" style:font-weight-asian="bold" style:font-size-complex="8pt" style:font-size-asian="8pt" style:language-complex="hi" style:country-complex="IN" style:language-asian="zh" style:country-asian="CN" fo:language="ca" fo:country="ES" fo:text-shadow="none" style:letter-kerning="true" fo:font-style="normal" style:text-line-through-type="none" style:text-underline-style="none" style:text-underline-color="font-color" fo:font-weight="bold" style:text-overline-style="none" style:text-overline-color="font-color" fo:font-size="8pt" style:font-name="Calibri" fo:color="#000000" style:text-line-through-mode="continuous" style:font-name-asian="Noto Sans CJK SC" style:font-name-complex="FreeSerif" style:text-emphasize="none" style:font-relief="none" style:text-outline="false" style:text-position="0% 100%" style:font-style-asian="normal"/>
    </style:style>
    <style:style style:name="T22" style:family="text">
      <style:text-properties style:font-style-complex="normal" style:font-size-complex="8pt" style:font-size-asian="8pt" style:language-complex="hi" style:country-complex="IN" style:language-asian="zh" style:country-asian="CN" fo:language="ca" fo:country="ES" fo:text-shadow="none" style:letter-kerning="true" fo:font-style="normal" style:text-line-through-type="none" style:text-underline-style="none" style:text-underline-color="font-color" style:text-overline-style="none" style:text-overline-color="font-color" fo:font-size="8pt" style:font-name="Calibri" fo:color="#000000" style:text-line-through-mode="continuous" style:font-name-asian="Noto Sans CJK SC" style:font-name-complex="FreeSerif" style:text-emphasize="none" style:font-relief="none" style:text-outline="false" style:text-position="0% 100%" style:font-style-asian="normal" style:font-weight-complex="normal" style:font-weight-asian="normal" fo:font-weight="normal"/>
    </style:style>
    <style:style style:name="T2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complex="bold" style:language-complex="hi" style:country-complex="IN" style:text-overline-style="none" style:text-overline-color="font-color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name-asian="Noto Sans CJK SC" style:font-name-complex="Noto Sans Devanagari" style:font-size-asian="8pt" style:font-size-complex="8pt" style:font-style-asian="normal" style:font-style-complex="normal" style:text-emphasize="none" style:font-relief="none" style:font-weight-asian="bold"/>
    </style:style>
    <style:style style:name="T25" style:family="text">
      <style:text-properties style:language-complex="hi" style:country-complex="IN" style:text-overline-style="none" style:text-overline-color="font-color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fo:color="#000000" style:font-name-asian="Noto Sans CJK SC" style:font-name-complex="Noto Sans Devanagari" style:font-size-asian="8pt" style:font-size-complex="8pt" style:font-style-asian="normal" style:font-style-complex="normal" style:text-emphasize="none" style:font-relief="none" style:font-weight-complex="normal" style:font-weight-asian="normal" fo:font-weight="normal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text-underline-style="none" style:text-underline-color="font-color" style:text-overline-style="none" style:text-overline-color="font-color" style:text-line-through-type="none" style:language-complex="hi" style:country-complex="IN" style:font-name="Calibri" fo:font-weight="bold" fo:language="ca" fo:country="ES" style:text-line-through-mode="continuous" fo:text-shadow="none" style:text-outline="false" style:font-name-complex="Noto Sans Devanagari" fo:font-size="8pt" style:font-name-asian="Noto Sans CJK SC" style:font-relief="none" style:font-style-complex="normal" style:font-weight-complex="bold" style:font-size-complex="8pt" fo:color="#000000" style:language-asian="zh" style:country-asian="CN" style:font-size-asian="8pt" style:font-weight-asian="bold" style:font-style-asian="normal" style:text-emphasize="none" fo:font-style="normal"/>
    </style:style>
    <style:style style:name="T28" style:family="text">
      <style:text-properties style:text-underline-style="none" style:text-underline-color="font-color" style:text-overline-style="none" style:text-overline-color="font-color" style:text-line-through-type="none" style:language-complex="hi" style:country-complex="IN" style:font-name="Calibri" fo:language="ca" fo:country="ES" style:text-line-through-mode="continuous" fo:text-shadow="none" style:text-outline="false" style:font-name-complex="Noto Sans Devanagari" fo:font-size="8pt" style:font-name-asian="Noto Sans CJK SC" style:font-relief="none" style:font-style-complex="normal" style:font-size-complex="8pt" fo:color="#000000" style:language-asian="zh" style:country-asian="CN" style:font-size-asian="8pt" style:font-style-asian="normal" style:text-emphasize="none" fo:font-style="norm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Programació en llenguatges estructurats d'aplicacions de gestió IFC155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494_3: Desenvolupar components programari en llenguatges de programació estructurada.</text:p>
          </table:table-cell>
          <table:table-cell table:style-name="ce27" office:value-type="string" calcext:value-type="string">
            <text:p>0488</text:p>
          </table:table-cell>
          <table:table-cell table:style-name="ce26" office:value-type="string" calcext:value-type="string">
            <text:p>Desenvolupament d’interfícies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4">
            <text:p>Programació amb llenguatges orientats a objectes i bases de dades relacionals IFC080_3</text:p>
          </table:table-cell>
          <table:table-cell table:style-name="ce26" office:value-type="string" calcext:value-type="string">
            <text:p>UC0223_3: Configurar i explotar sistemes informàtics</text:p>
          </table:table-cell>
          <table:table-cell table:style-name="ce27" office:value-type="string" calcext:value-type="string">
            <text:p>0483</text:p>
          </table:table-cell>
          <table:table-cell table:style-name="ce26" office:value-type="string" calcext:value-type="string">
            <text:p>Sistemes informàtics</text:p>
          </table:table-cell>
        </table:table-row>
        <table:table-row table:style-name="ro1">
          <table:covered-table-cell table:style-name="ce3"/>
          <table:table-cell table:style-name="ce26" office:value-type="string" calcext:value-type="string">
            <text:p>UC0226_3: Programar bases de dades relacionals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style-name="ce3"/>
          <table:table-cell table:style-name="ce3" office:value-type="string" calcext:value-type="string" table:number-columns-spanned="1" table:number-rows-spanned="2">
            <text:p>UC0227_3: Desenvolupar components programari en llenguatges de programació orientats a objectes.</text:p>
          </table:table-cell>
          <table:table-cell table:style-name="ce27" office:value-type="string" calcext:value-type="string">
            <text:p>0484</text:p>
          </table:table-cell>
          <table:table-cell table:style-name="ce26" office:value-type="string" calcext:value-type="string">
            <text:p>Bases de dades</text:p>
          </table:table-cell>
        </table:table-row>
        <table:table-row table:style-name="ro1">
          <table:covered-table-cell table:number-columns-repeated="2" table:style-name="ce3"/>
          <table:table-cell table:style-name="ce27" office:value-type="string" calcext:value-type="string">
            <text:p>0486</text:p>
          </table:table-cell>
          <table:table-cell table:style-name="ce26" office:value-type="string" calcext:value-type="string">
            <text:p>Accés a dades</text:p>
          </table:table-cell>
        </table:table-row>
        <table:table-row table:style-name="ro1" table:number-rows-repeated="104856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M_incompletes" table:style-name="ta1"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Administració i programació en sistemes de planificació de recursos empresarials i de gestió de relacions amb clients IFC363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 de sistemes informàtics IFC303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7" table:default-cell-style-name="ce7"/>
        <table:table-column table:style-name="co8" table:number-columns-repeated="9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0" table:number-columns-repeated="5" table:default-cell-style-name="ce8"/>
        <table:table-column table:style-name="co12" table:default-cell-style-name="ce8"/>
        <table:table-column table:style-name="co10" table:default-cell-style-name="ce8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484 B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6 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88 DI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89 PMDM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0 PSP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91 SGE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492 PIM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20"/>
        </table:table-row>
      </table:table>
      <table:table table:name="contribucio_ra_cp" table:style-name="ta1">
        <table:table-column table:style-name="co13" table:default-cell-style-name="ce9"/>
        <table:table-column table:style-name="co14" table:number-columns-repeated="3" table:default-cell-style-name="ce24"/>
        <table:table-column table:style-name="co15" table:default-cell-style-name="ce24"/>
        <table:table-column table:style-name="co14" table:default-cell-style-name="ce24"/>
        <table:table-column table:style-name="co16" table:default-cell-style-name="ce24"/>
        <table:table-column table:style-name="co15" table:number-columns-repeated="2" table:default-cell-style-name="ce24"/>
        <table:table-column table:style-name="co16" table:number-columns-repeated="2" table:default-cell-style-name="ce24"/>
        <table:table-column table:style-name="co17" table:default-cell-style-name="ce24"/>
        <table:table-column table:style-name="co16" table:default-cell-style-name="ce24"/>
        <table:table-column table:style-name="co18" table:default-cell-style-name="ce24"/>
        <table:table-column table:style-name="co15" table:number-columns-repeated="5" table:default-cell-style-name="ce24"/>
        <table:table-column table:style-name="co14" table:default-cell-style-name="ce24"/>
        <table:table-column table:style-name="co17" table:default-cell-style-name="ce24"/>
        <table:table-row table:style-name="ro1">
          <table:table-cell office:value-type="string" calcext:value-type="string">
            <text:p>RA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ñ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A1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2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5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6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</table:table>
      <table:table table:name="ra_ca" table:style-name="ta1">
        <table:table-column table:style-name="co3" table:default-cell-style-name="ce25"/>
        <table:table-column table:style-name="co19" table:default-cell-style-name="ce24"/>
        <table:table-column table:style-name="co20" table:default-cell-style-name="ce31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Reconeix les característiques de llenguatges de marques analitzant i interpretant fragments de codi.</text:p>
          </table:table-cell>
          <table:table-cell office:value-type="string" calcext:value-type="string">
            <text:p><text:span text:style-name="T1">RA1.a) </text:span><text:span text:style-name="T2">S'han identificat les característiques generals dels llenguatges de marques.</text:span></text:p>
            <text:p><text:span text:style-name="T1">RA1.b) </text:span><text:span text:style-name="T2">S'han reconegut els avantatges que proporcionen en el tractament de la informació.</text:span></text:p>
            <text:p><text:span text:style-name="T1">RA1.c) </text:span><text:span text:style-name="T2">S'han classificat els llenguatges de marques i identificat els més rellevants.</text:span></text:p>
            <text:p><text:span text:style-name="T1">RA1.d) </text:span><text:span text:style-name="T2">S'han diferenciat els seus àmbits d'aplicació.</text:span></text:p>
            <text:p><text:span text:style-name="T3">RA1.e)</text:span><text:span text:style-name="T4"> S'han reconegut la necessitat i els àmbits específics d'aplicació d'un llenguatge de marques de propòsit general.</text:span></text:p>
            <text:p><text:span text:style-name="T1">RA1.f)</text:span><text:span text:style-name="T2"> S'han analitzat les característiques pròpies de diferents llenguatges de marques.</text:span></text:p>
            <text:p><text:span text:style-name="T1">RA1.g) </text:span><text:span text:style-name="T2">S'ha identificat l'estructura d'un document i les seues regles sintàctiques.</text:span></text:p>
            <text:p><text:span text:style-name="T1">RA1.h)</text:span><text:span text:style-name="T2"> S'ha contrastat la necessitat de crear documents ben formats i la influència en el seu processament.</text:span></text:p>
            <text:p><text:span text:style-name="T1">RA1.i)</text:span><text:span text:style-name="T2"> S'han identificat els avantatges que aporten els espais de noms.</text:span>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Utilitza llenguatges de marques per a la transmissió d'informació a través de la web analitzant l'estructura dels documents i identificant els seus elements.</text:p>
          </table:table-cell>
          <table:table-cell office:value-type="string" calcext:value-type="string">
            <text:p><text:span text:style-name="T3">RA2.a)</text:span><text:span text:style-name="T4"> S'han identificat i classificat els llenguatges de marques relacionats amb la web i les seues diferents versions i estàndards.</text:span></text:p>
            <text:p><text:span text:style-name="T1">RA2.b)</text:span><text:span text:style-name="T2"> S'ha analitzat l'estructura d'un document HTML i identificat les seccions que el componen.</text:span></text:p>
            <text:p><text:span text:style-name="T1">RA2.c)</text:span><text:span text:style-name="T2"> S'ha reconegut la funcionalitat de les principals etiquetes i els atributs del llenguatge HTML.</text:span></text:p>
            <text:p><text:span text:style-name="T1">RA2.d)</text:span><text:span text:style-name="T2"> S'han establert les semblances i diferències entre les diferents versions de HTML.</text:span></text:p>
            <text:p><text:span text:style-name="T1">RA2.e) </text:span><text:span text:style-name="T2">S'han utilitzat eines en la creació de documents web.</text:span></text:p>
            <text:p><text:span text:style-name="T1">RA2.f)</text:span><text:span text:style-name="T2"> S'han identificat els avantatges que aporta la utilització de fulls d'estil.</text:span></text:p>
            <text:p><text:span text:style-name="T1">RA2.g)</text:span><text:span text:style-name="T2"> S'han aplicat fulls d'estil.</text:span></text:p>
            <text:p><text:span text:style-name="T1">RA2.h)</text:span><text:span text:style-name="T2"> S'han validat documents HTML i CSS.</text:span></text:p>
            <text:p><text:span text:style-name="T1">RA2.i)</text:span><text:span text:style-name="T2"> S'han identificat les tecnologies en què es basa la sindicació de continguts.</text:span></text:p>
            <text:p><text:span text:style-name="T1">RA2.j)</text:span><text:span text:style-name="T2"> S'han reconegut els àmbits d'aplicació de la sindicació de continguts.</text:span>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Accedeix i manipula documents web utilitzant llenguatges de script de client.</text:p>
          </table:table-cell>
          <table:table-cell table:style-name="ce32" office:value-type="string" calcext:value-type="string">
            <text:p><text:span text:style-name="T5">RA3.a)</text:span><text:span text:style-name="T6"> S'han identificat i classificat els llenguatges de script de client relacionats amb la web i les seues diferents versions i estàndards.</text:span></text:p>
            <text:p><text:span text:style-name="T7">RA3.b)</text:span><text:span text:style-name="T8"> S'ha identificat la sintaxi bàsica dels llenguatges de script de client.</text:span></text:p>
            <text:p><text:span text:style-name="T7">RA3.c)</text:span><text:span text:style-name="T8"> S'han utilitzat mètodes per a la selecció i accés dels diferents elements d'un document web.</text:span></text:p>
            <text:p><text:span text:style-name="T7">RA3.d)</text:span><text:span text:style-name="T8"> S'han creat i modificat elements de documents web.</text:span></text:p>
            <text:p><text:span text:style-name="T7">RA3.e)</text:span><text:span text:style-name="T8"> S'han eliminat elements de documents web.</text:span></text:p>
            <text:p><text:span text:style-name="T7">RA3.f) </text:span><text:span text:style-name="T8">S'han realitzat modificacions sobre els estils d'un document web.</text:span>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Estableix mecanismes de validació de documents per a l'intercanvi d'informació utilitzant mètodes per definir la seua sintaxi i estructura.</text:p>
          </table:table-cell>
          <table:table-cell table:style-name="ce24" office:value-type="string" calcext:value-type="string">
            <text:p><text:span text:style-name="T9">RA4.a) </text:span><text:span text:style-name="T10">S'ha establert la necessitat de descriure la informació transmesa en els documents i les seues regles.</text:span></text:p>
            <text:p><text:span text:style-name="T11">RA4.b)</text:span><text:span text:style-name="T12"> S'han identificat les tecnologies relacionades amb la definició de documents.</text:span></text:p>
            <text:p><text:span text:style-name="T11">RA4.c)</text:span><text:span text:style-name="T12"> S'ha analitzat l'estructura i sintaxi específica utilitzada en la descripció.</text:span></text:p>
            <text:p><text:span text:style-name="T11">RA4.d)</text:span><text:span text:style-name="T12"> S'han creat descripcions de documents.</text:span></text:p>
            <text:p><text:span text:style-name="T11">RA4.e)</text:span><text:span text:style-name="T12"> S'han utilitzat descripcions en l'elaboració i validació de documents.</text:span></text:p>
            <text:p><text:span text:style-name="T11">RA4.f) </text:span><text:span text:style-name="T12">S'han associat les descripcions amb els documents.</text:span></text:p>
            <text:p><text:span text:style-name="T11">RA4.g) </text:span><text:span text:style-name="T12">S'han utilitzat eines específiques.</text:span></text:p>
            <text:p><text:span text:style-name="T13"/></text:p>
          </table:table-cell>
        </table:table-row>
        <table:table-row table:style-name="ro6">
          <table:table-cell office:value-type="string" calcext:value-type="string">
            <text:p>RA5</text:p>
          </table:table-cell>
          <table:table-cell office:value-type="string" calcext:value-type="string">
            <text:p>Realitza conversions sobre documents per a l'intercanvi d'informació utilitzant tècniques, llenguatges i eines de processament.</text:p>
          </table:table-cell>
          <table:table-cell office:value-type="string" calcext:value-type="string">
            <text:p><text:span text:style-name="T14">RA5.a) </text:span><text:span text:style-name="T15">S'ha identificat la necessitat de la conversió de documents per a l'intercanvi de la informació.</text:span></text:p>
            <text:p><text:span text:style-name="T14">RA5.b) </text:span><text:span text:style-name="T15">S'han establert àmbits d'aplicació.</text:span></text:p>
            <text:p><text:span text:style-name="T14">RA5.c) </text:span><text:span text:style-name="T15">S'han analitzat les tecnologies implicades i el seu mode de funcionament.</text:span></text:p>
            <text:p><text:span text:style-name="T14">RA5.d) </text:span><text:span text:style-name="T15">S'ha descrit la sintaxi específica utilitzada en la conversió i adaptació de documents per a l'intercanvi d'informació.</text:span></text:p>
            <text:p><text:span text:style-name="T14">RA5.e</text:span><text:span text:style-name="T15">) S'han creat especificacions de conversió.</text:span></text:p>
            <text:p><text:span text:style-name="T14">RA5.f)</text:span><text:span text:style-name="T15"> S'han identificat i caracteritzat eines específiques relacionades amb la conversió de documents per a l'intercanvi d'informació.</text:span></text:p>
            <text:p><text:span text:style-name="T14">RA5.g)</text:span><text:span text:style-name="T15"> S'han realitzat conversions sobre documents per a l'intercanvi d'informació.</text:span></text:p>
          </table:table-cell>
        </table:table-row>
        <table:table-row table:style-name="ro7">
          <table:table-cell office:value-type="string" calcext:value-type="string">
            <text:p>RA6</text:p>
          </table:table-cell>
          <table:table-cell office:value-type="string" calcext:value-type="string">
            <text:p>Gestiona informació en format XML analitzant i utilitzant tecnologies d'emmagatzematge i llenguatges de consulta.</text:p>
          </table:table-cell>
          <table:table-cell table:style-name="ce33" office:value-type="string" calcext:value-type="string">
            <text:p><text:span text:style-name="T16">RA6.a) </text:span><text:span text:style-name="T17">S'han identificat els principals mètodes d'emmagatzematge de la informació utilitzats en documents d'intercanvi de dades.</text:span></text:p>
            <text:p><text:span text:style-name="T16">RA6.b)</text:span><text:span text:style-name="T17"> S'han identificat els avantatges i inconvenients d'emmagatzemar informació en formats d'intercanvi de dades.</text:span></text:p>
            <text:p><text:span text:style-name="T16">RA6.c) </text:span><text:span text:style-name="T17">S'han establert tecnologies eficients d'emmagatzematge d'informació en funció de les seues característiques.</text:span></text:p>
            <text:p><text:span text:style-name="T16">RA6.d)</text:span><text:span text:style-name="T17"> S'han identificat llenguatges i eines per al tractament i emmagatzematge d'informació i la seua inclusió en documents d'intercanvi de dades.</text:span></text:p>
            <text:p><text:span text:style-name="T16">RA6.e)</text:span><text:span text:style-name="T17"> S'han utilitzat llenguatges de consulta i manipulació en documents d'intercanvi de dades.</text:span></text:p>
            <text:p><text:span text:style-name="T16">RA6.f) </text:span><text:span text:style-name="T17">S'han utilitzat sistemes gestors de bases de dades relacionals en l'emmagatzematge d'informació en formats d'intercanvi de dades.</text:span></text:p>
            <text:p><text:span text:style-name="T16">RA6.g)</text:span><text:span text:style-name="T17"> S'han utilitzat tècniques específiques per crear documents d'intercanvi de dades a partir d'informació emmagatzemada en bases de dades relacionals.</text:span></text:p>
            <text:p><text:span text:style-name="T16">RA6.h) </text:span><text:span text:style-name="T17">S'han identificat les característiques dels sistemes.</text:span></text:p>
            <text:p><text:span text:style-name="T16">RA6.i) </text:span><text:span text:style-name="T17">S'han utilitzat eines per gestionar la informació emmagatzemada en bases de dades natives.</text:span></text:p>
          </table:table-cell>
        </table:table-row>
        <table:table-row table:style-name="ro8">
          <table:table-cell office:value-type="string" calcext:value-type="string">
            <text:p>RA7</text:p>
          </table:table-cell>
          <table:table-cell office:value-type="string" calcext:value-type="string">
            <text:p>Opera sistemes empresarials de gestió d'informació realitzant tasques d'importació, integració, assegurament i extracció de la informació.</text:p>
          </table:table-cell>
          <table:table-cell table:style-name="ce24" office:value-type="string" calcext:value-type="string">
            <text:p><text:span text:style-name="T18"/></text:p>
            <text:p><text:span text:style-name="T18">RA7.a) S'han reconegut els avantatges dels sistemes de gestió i planificació de recursos empresarials.</text:span></text:p>
            <text:p><text:span text:style-name="T18">RA7.b) S'han avaluat les característiques de les principals aplicacions de gestió empresarial.</text:span></text:p>
            <text:p><text:span text:style-name="T18">RA7.c) S'han instal·lat aplicacions de gestió empresarial.</text:span></text:p>
            <text:p><text:span text:style-name="T18">RA7.d) S'han configurat i adaptat les aplicacions.</text:span></text:p>
            <text:p><text:span text:style-name="T18">RA7.e) S'ha establert i verificat l'accés segur a la informació.</text:span></text:p>
            <text:p><text:span text:style-name="T18">RA7.f) S'han generat informes.</text:span></text:p>
            <text:p><text:span text:style-name="T18">RA7.g) S'han realitzat tasques d'integració amb aplicacions ofimàtiques.</text:span></text:p>
            <text:p><text:span text:style-name="T18">RA7.h) S'han realitzat procediments d'extracció d'informació per al seu tractament i incorporació a diversos sistemes.</text:span></text:p>
            <text:p><text:span text:style-name="T18">RA7.i) S'han realitzat tasques d'assistència i resolució d'incidències.</text:span></text:p>
            <text:p><text:span text:style-name="T18">RA7.j) S'han elaborat documents relatius a l'explotació de l'aplicació.</text:span></text:p>
          </table:table-cell>
        </table:table-row>
      </table:table>
      <table:table table:name="continguts" table:style-name="ta1">
        <table:table-column table:style-name="co21" table:default-cell-style-name="ce3"/>
        <table:table-column table:style-name="co22" table:default-cell-style-name="ce3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9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9">Reconeixement de les característiques de llenguatges de marques</text:span></text:p>
            <text:p><text:span text:style-name="T20"/></text:p>
            <text:p><text:span text:style-name="T21">C1.1.</text:span><text:span text:style-name="T22"> Classificació.</text:span></text:p>
            <text:p><text:span text:style-name="T21">C1.2.</text:span><text:span text:style-name="T22"> Característiques i àmbits d'aplicació.</text:span></text:p>
            <text:p><text:span text:style-name="T21">C1.3.</text:span><text:span text:style-name="T22"> Estructura i sintaxi.</text:span></text:p>
            <text:p><text:span text:style-name="T21">C1.4.</text:span><text:span text:style-name="T22"> Eines d'edició.</text:span></text:p>
            <text:p><text:span text:style-name="T21">C1.5.</text:span><text:span text:style-name="T22"> Elaboració de documents ben formats.</text:span></text:p>
            <text:p><text:span text:style-name="T21">C1.6.</text:span><text:span text:style-name="T22"> Utilització d'espais de noms.</text:span></text:p>
          </table:table-cell>
        </table:table-row>
        <table:table-row table:style-name="ro10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23">Utilització de llenguatges de marques en entorns web:</text:span></text:p>
            <text:p><text:span text:style-name="T23"/></text:p>
            <text:p><text:span text:style-name="T24">C2.1.</text:span><text:span text:style-name="T25"> Estàndards web. Versions. Classificació.</text:span></text:p>
            <text:p><text:span text:style-name="T24">C2.2.</text:span><text:span text:style-name="T25"> Estructura d'un document HTML.</text:span></text:p>
            <text:p><text:span text:style-name="T24">C2.3.</text:span><text:span text:style-name="T25"> Identificació d'etiquetes i atributs de HTML.</text:span></text:p>
            <text:p><text:span text:style-name="T24">C2.4.</text:span><text:span text:style-name="T25"> Eines de disseny web.</text:span></text:p>
            <text:p><text:span text:style-name="T24">C2.5.</text:span><text:span text:style-name="T25"> Fulls d'estil (CSS).</text:span></text:p>
            <text:p><text:span text:style-name="T24">C2.6.</text:span><text:span text:style-name="T25"> Validació de documents HTML i CSS.</text:span></text:p>
            <text:p><text:span text:style-name="T24">C2.7.</text:span><text:span text:style-name="T25"> Llenguatges de marques per a la sindicació de continguts.</text:span></text:p>
          </table:table-cell>
        </table:table-row>
        <table:table-row table:style-name="ro11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23">Manipulació de documents web:</text:span></text:p>
            <text:p><text:span text:style-name="T23"/></text:p>
            <text:p><text:span text:style-name="T24">C3.1.</text:span><text:span text:style-name="T25"> Llenguatges de script de client. Característiques i sintaxi bàsica. Estàndards.</text:span></text:p>
            <text:p><text:span text:style-name="T24">C3.2.</text:span><text:span text:style-name="T25"> Selecció i accés a elements.</text:span></text:p>
            <text:p><text:span text:style-name="T24">C3.3.</text:span><text:span text:style-name="T25"> Creació i modificació d'elements.</text:span></text:p>
            <text:p><text:span text:style-name="T24">C3.4.</text:span><text:span text:style-name="T25"> Eliminació d'elements.</text:span></text:p>
            <text:p><text:span text:style-name="T24">C3.5.</text:span><text:span text:style-name="T25"> Manipulació d'estils.</text:span></text:p>
          </table:table-cell>
        </table:table-row>
        <table:table-row table:style-name="ro12">
          <table:table-cell office:value-type="string" calcext:value-type="string">
            <text:p>RA4</text:p>
          </table:table-cell>
          <table:table-cell table:style-name="ce36" office:value-type="string" calcext:value-type="string">
            <text:p><text:span text:style-name="T26">Definició d'esquemes i vocabularis en llenguatges de marques:</text:span></text:p>
            <text:p><text:span text:style-name="T26"/></text:p>
            <text:p><text:span text:style-name="T26">C4.1. Tecnologies per a la definició de documents. Estructura i sintaxi.</text:span></text:p>
            <text:p><text:span text:style-name="T26">C4.2. Creació de descripcions de documents.</text:span></text:p>
            <text:p><text:span text:style-name="T26">C4.3. Associació de descripcions amb documents. Validació.</text:span></text:p>
            <text:p><text:span text:style-name="T26">C4.4. Eines de creació i validació.</text:span></text:p>
          </table:table-cell>
        </table:table-row>
        <table:table-row table:style-name="ro12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23">Conversió i adaptació de documents per a l'intercanvi d'informació:</text:span></text:p>
            <text:p><text:span text:style-name="T23"/></text:p>
            <text:p><text:span text:style-name="T27">C5.1. </text:span><text:span text:style-name="T28">Tecnologies de transformació de documents. Estàndards. Àmbits d'aplicació.</text:span></text:p>
            <text:p><text:span text:style-name="T27">C5.2.</text:span><text:span text:style-name="T28"> Descripció de l'estructura i de la sintaxi.</text:span></text:p>
            <text:p><text:span text:style-name="T27">C5.3.</text:span><text:span text:style-name="T28"> Creació i utilització de plantilles. Eines i depuració.</text:span></text:p>
            <text:p><text:span text:style-name="T27">C5.4.</text:span><text:span text:style-name="T28"> Conversió entre diferents formats de documents.</text:span></text:p>
          </table:table-cell>
        </table:table-row>
        <table:table-row table:style-name="ro9">
          <table:table-cell table:style-name="ce34" office:value-type="string" calcext:value-type="string">
            <text:p>RA6</text:p>
          </table:table-cell>
          <table:table-cell table:style-name="ce37" office:value-type="string" calcext:value-type="string">
            <text:p><text:span text:style-name="T23">Emmagatzematge d'informació:</text:span></text:p>
            <text:p><text:span text:style-name="T23"/></text:p>
            <text:p><text:span text:style-name="T24">C6.1. </text:span><text:span text:style-name="T25">Sistemes d'emmagatzematge d'informació. Característiques. Tecnologies.</text:span></text:p>
            <text:p><text:span text:style-name="T24">C6.2.</text:span><text:span text:style-name="T25"> Llenguatges de consulta i manipulació en documents.</text:span></text:p>
            <text:p><text:span text:style-name="T24">C6.3. </text:span><text:span text:style-name="T25">Consulta i manipulació d'informació.</text:span></text:p>
            <text:p><text:span text:style-name="T24">C6.4.</text:span><text:span text:style-name="T25"> Importació i exportació de bases de dades relacionals en diferents formats.</text:span></text:p>
            <text:p><text:span text:style-name="T24">C6.5. </text:span><text:span text:style-name="T25">Eines de tractament i emmagatzematge d'informació en sistemes natius.</text:span></text:p>
            <text:p><text:span text:style-name="T24">C6.6.</text:span><text:span text:style-name="T25"> Emmagatzematge i manipulació d'informació en sistemes natius.</text:span></text:p>
          </table:table-cell>
        </table:table-row>
        <table:table-row table:style-name="ro13">
          <table:table-cell table:style-name="ce35" office:value-type="string" calcext:value-type="string">
            <text:p>RA7</text:p>
          </table:table-cell>
          <table:table-cell table:style-name="ce35" office:value-type="string" calcext:value-type="string">
            <text:p><text:span text:style-name="T23"/></text:p>
            <text:p><text:span text:style-name="T23">Sistemes de gestió empresarial:</text:span></text:p>
            <text:p><text:span text:style-name="T23"/></text:p>
            <text:p><text:span text:style-name="T24">C7.1. </text:span><text:span text:style-name="T25">Aplicacions de gestió empresarial. Tipus. Característiques.</text:span></text:p>
            <text:p><text:span text:style-name="T24">C7.2.</text:span><text:span text:style-name="T25"> Instal·lació.</text:span></text:p>
            <text:p><text:span text:style-name="T24">C7.3.</text:span><text:span text:style-name="T25"> Administració i configuració.</text:span></text:p>
            <text:p><text:span text:style-name="T24">C7.4.</text:span><text:span text:style-name="T25"> Integració de mòduls.</text:span></text:p>
            <text:p><text:span text:style-name="T24">C7.5.</text:span><text:span text:style-name="T25"> Mecanismes d'accés segur a la informació. Rols i privilegis.</text:span></text:p>
            <text:p><text:span text:style-name="T24">C7.6.</text:span><text:span text:style-name="T25"> Elaboració d'informes.</text:span></text:p>
            <text:p><text:span text:style-name="T24">C7.7.</text:span><text:span text:style-name="T25"> Exportació d'informació.</text:span></text:p>
            <text:p><text:span text:style-name="T24">C7.8.</text:span><text:span text:style-name="T25"> Elaboració de documentació.</text:span></text:p>
          </table:table-cell>
        </table:table-row>
      </table:table>
      <table:table table:name="sequenciacio_up_ra" table:style-name="ta1">
        <table:table-column table:style-name="co23" table:default-cell-style-name="ce3"/>
        <table:table-column table:style-name="co24" table:default-cell-style-name="ce38"/>
        <table:table-column table:style-name="co3" table:number-columns-repeated="2" table:default-cell-style-name="ce3"/>
        <table:table-column table:style-name="co21" table:number-columns-repeated="3" table:default-cell-style-name="ce3"/>
        <table:table-column table:style-name="co3" table:number-columns-repeated="3" table:default-cell-style-name="ce3"/>
        <table:table-column table:style-name="co3" table:default-cell-style-name="ce30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RA1</text:p>
          </table:table-cell>
          <table:table-cell table:style-name="ce11" office:value-type="string" calcext:value-type="string">
            <text:p>RA2</text:p>
          </table:table-cell>
          <table:table-cell table:style-name="ce11" office:value-type="string" calcext:value-type="string">
            <text:p>RA3</text:p>
          </table:table-cell>
          <table:table-cell table:style-name="ce11" office:value-type="string" calcext:value-type="string">
            <text:p>RA4</text:p>
          </table:table-cell>
          <table:table-cell table:style-name="ce11" office:value-type="string" calcext:value-type="string">
            <text:p>RA5</text:p>
          </table:table-cell>
          <table:table-cell table:style-name="ce11" office:value-type="string" calcext:value-type="string">
            <text:p>RA6</text:p>
          </table:table-cell>
          <table:table-cell table:style-name="ce11" office:value-type="string" calcext:value-type="string">
            <text:p>RA7</text:p>
          </table:table-cell>
          <table:table-cell table:style-name="ce11" office:value-type="string" calcext:value-type="string">
            <text:p>Pes</text:p>
          </table:table-cell>
          <table:table-cell table:style-name="ce11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30</text:p>
          </table:table-cell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/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SUM([.J2:.J8])"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</table:table-row>
      </table:table>
      <table:table table:name="sequenciacio_up_continguts" table:style-name="ta1">
        <table:table-column table:style-name="co23" table:default-cell-style-name="ce3"/>
        <table:table-column table:style-name="co24" table:default-cell-style-name="ce38"/>
        <table:table-column table:style-name="co25" table:default-cell-style-name="ce3"/>
        <table:table-column table:style-name="co26" table:default-cell-style-name="ce3"/>
        <table:table-column table:style-name="co25" table:number-columns-repeated="3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C1</text:p>
          </table:table-cell>
          <table:table-cell table:style-name="ce11" office:value-type="string" calcext:value-type="string">
            <text:p>C2</text:p>
          </table:table-cell>
          <table:table-cell table:style-name="ce11" office:value-type="string" calcext:value-type="string">
            <text:p>C3</text:p>
          </table:table-cell>
          <table:table-cell table:style-name="ce11" office:value-type="string" calcext:value-type="string">
            <text:p>C4</text:p>
          </table:table-cell>
          <table:table-cell table:style-name="ce11" office:value-type="string" calcext:value-type="string">
            <text:p>C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4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table:number-columns-repeated="5"/>
        </table:table-row>
      </table:table>
      <table:table table:name="temporalització" table:style-name="ta1">
        <table:table-column table:style-name="co27" table:default-cell-style-name="ce3"/>
        <table:table-column table:style-name="co24" table:default-cell-style-name="ce38"/>
        <table:table-column table:style-name="co28" table:default-cell-style-name="ce3"/>
        <table:table-row table:style-name="ro1">
          <table:table-cell table:style-name="ce11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acterístiques dels llenguatges de mar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tilització de llenguatges de marques en entorns web: HTML i C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ipulació de documents web: Javascript</text:p>
          </table:table-cell>
          <table:table-cell table:style-name="ce40" office:value-type="string" calcext:value-type="string">
            <text:p>1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structura de documents amb llenguatges de marques: XML, JSON, (YAML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versió i adaptació de documents per a l'intercanvi d'informació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mmagatzemament de la informaci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stemes de gestió empressarial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9" table:default-cell-style-name="ce44"/>
        <table:table-column table:style-name="co30" table:default-cell-style-name="ce47"/>
        <table:table-column table:style-name="co28" table:default-cell-style-name="ce50"/>
        <table:table-row table:style-name="ro1">
          <table:table-cell table:style-name="ce41" office:value-type="string" calcext:value-type="string">
            <text:p>Resultat d’Aprenentatge</text:p>
          </table:table-cell>
          <table:table-cell table:style-name="ce45" office:value-type="string" calcext:value-type="string">
            <text:p>Pond. Parcial</text:p>
          </table:table-cell>
          <table:table-cell table:style-name="ce48" office:value-type="string" calcext:value-type="string">
            <text:p>Pond. Total</text:p>
          </table:table-cell>
        </table:table-row>
        <table:table-row table:style-name="ro1">
          <table:table-cell table:style-name="ce13" office:value-type="string" calcext:value-type="string">
            <text:p>RA1. Reconeix les característiques de llenguatges de marques analitzant i interpretant fragments de codi.</text:p>
          </table:table-cell>
          <table:table-cell table:style-name="ce4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14" office:value-type="string" calcext:value-type="string">
            <text:p>RA1.a) S'han identificat les característiques generals dels llenguatges de marques.</text:p>
          </table:table-cell>
          <table:table-cell table:style-name="ce46" office:value-type="string" calcext:value-type="string">
            <text:p>0.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b) S'han reconegut els avantatges que proporcionen en el tractament de la informació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c) S'han classificat els llenguatges de marques i identificat els més rellevants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d) S'han diferenciat els seus àmbits d'aplicació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e) S'han reconegut la necessitat i els àmbits específics d'aplicació d'un llenguatge de marques de propòsit general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f) S'han analitzat les característiques pròpies de diferents llenguatges de marques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g) S'ha identificat l'estructura d'un document i les seues regles sintàctiques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h) S'ha contrastat la necessitat de crear documents ben formats i la influència en el seu processament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1.i) S'han identificat els avantatges que aporten els espais de noms.</text:p>
          </table:table-cell>
          <table:table-cell table:style-name="ce46" office:value-type="string" calcext:value-type="string">
            <text:p>0.1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2. Utilitza llenguatges de marques per a la transmissió d'informació a través de la web analitzant l'estructura dels documents i identificant els seus elements.</text:p>
          </table:table-cell>
          <table:table-cell table:style-name="ce4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14" office:value-type="string" calcext:value-type="string">
            <text:p>RA2.a) S'han identificat i classificat els llenguatges de marques relacionats amb la web i les seues diferents versions i estàndards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b) S'ha analitzat l'estructura d'un document HTML i identificat les seccions que el componen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c) S'ha reconegut la funcionalitat de les principals etiquetes i els atributs del llenguatge HTML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d) S'han establert les semblances i diferències entre les diferents versions de HTML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e) S'han utilitzat eines en la creació de documents web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f) S'han identificat els avantatges que aporta la utilització de fulls d'estil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g) S'han aplicat fulls d'estil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h) S'han validat documents HTML i CSS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i) S'han identificat les tecnologies en què es basa la sindicació de continguts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2.j) S'han reconegut els àmbits d'aplicació de la sindicació de continguts.</text:p>
          </table:table-cell>
          <table:table-cell table:style-name="ce46" office:value-type="string" calcext:value-type="string">
            <text:p>0.15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3. Accedeix i manipula documents web utilitzant llenguatges de script de client.</text:p>
          </table:table-cell>
          <table:table-cell table:style-name="ce46"/>
          <table:table-cell table:style-name="ce16" office:value-type="string" calcext:value-type="string">
            <text:p>30</text:p>
          </table:table-cell>
        </table:table-row>
        <table:table-row table:style-name="ro1">
          <table:table-cell table:style-name="ce14" office:value-type="string" calcext:value-type="string">
            <text:p>RA3.a) S'han identificat i classificat els llenguatges de script de client relacionats amb la web i les seues diferents versions i estàndards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3.b) S'ha identificat la sintaxi bàsica dels llenguatges de script de client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3.c) S'han utilitzat mètodes per a la selecció i accés dels diferents elements d'un document web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3.d) S'han creat i modificat elements de documents web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3.e) S'han eliminat elements de documents web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3.f) S'han realitzat modificacions sobre els estils d'un document web.</text:p>
          </table:table-cell>
          <table:table-cell table:style-name="ce46" office:value-type="string" calcext:value-type="string">
            <text:p>5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4. Estableix mecanismes de validació de documents per a l'intercanvi d'informació utilitzant mètodes per definir la seua sintaxi i estructura.</text:p>
          </table:table-cell>
          <table:table-cell table:style-name="ce4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14" office:value-type="string" calcext:value-type="string">
            <text:p>RA4.a) S'ha establert la necessitat de descriure la informació transmesa en els documents i les seues regles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b) S'han identificat les tecnologies relacionades amb la definició de documents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c) S'ha analitzat l'estructura i sintaxi específica utilitzada en la descripc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d) S'han creat descripcions de documents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e) S'han utilitzat descripcions en l'elaboració i validació de documents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f) S'han associat les descripcions amb els documents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4.g) S'han utilitzat eines específiques.</text:p>
          </table:table-cell>
          <table:table-cell table:style-name="ce46" office:value-type="string" calcext:value-type="string">
            <text:p>3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5. Realitza conversions sobre documents per a l'intercanvi d'informació utilitzant tècniques, llenguatges i eines de processament.</text:p>
          </table:table-cell>
          <table:table-cell table:style-name="ce46"/>
          <table:table-cell table:style-name="ce16" office:value-type="string" calcext:value-type="string">
            <text:p>15</text:p>
          </table:table-cell>
        </table:table-row>
        <table:table-row table:style-name="ro1">
          <table:table-cell table:style-name="ce14" office:value-type="string" calcext:value-type="string">
            <text:p>RA5.a) S'ha identificat la necessitat de la conversió de documents per a l'intercanvi de la informac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b) S'han establert àmbits d'aplicac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c) S'han analitzat les tecnologies implicades i el seu mode de funcionament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d) S'ha descrit la sintaxi específica utilitzada en la conversió i adaptació de documents per a l'intercanvi d'informac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e) S'han creat especificacions de convers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f) S'han identificat i caracteritzat eines específiques relacionades amb la conversió de documents per a l'intercanvi d'informació.</text:p>
          </table:table-cell>
          <table:table-cell table:style-name="ce46" office:value-type="string" calcext:value-type="string">
            <text:p>2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5.g) S'han realitzat conversions sobre documents per a l'intercanvi d'informació.</text:p>
          </table:table-cell>
          <table:table-cell table:style-name="ce46" office:value-type="string" calcext:value-type="string">
            <text:p>3</text:p>
          </table:table-cell>
          <table:table-cell table:style-name="ce16"/>
        </table:table-row>
        <table:table-row table:style-name="ro1">
          <table:table-cell table:style-name="ce13" office:value-type="string" calcext:value-type="string">
            <text:p>RA6. Gestiona informació en format XML analitzant i utilitzant tecnologies d'emmagatzematge i llenguatges de consulta.</text:p>
          </table:table-cell>
          <table:table-cell table:style-name="ce46"/>
          <table:table-cell table:style-name="ce16" office:value-type="string" calcext:value-type="string">
            <text:p>10</text:p>
          </table:table-cell>
        </table:table-row>
        <table:table-row table:style-name="ro1">
          <table:table-cell table:style-name="ce14" office:value-type="string" calcext:value-type="string">
            <text:p>RA6.a) S'han identificat els principals mètodes d'emmagatzematge de la informació utilitzats en documents d'intercanvi de dades.</text:p>
          </table:table-cell>
          <table:table-cell table:style-name="ce46" office:value-type="string" calcext:value-type="string">
            <text:p>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6.b) S'han identificat els avantatges i inconvenients d'emmagatzemar informació en formats d'intercanvi de dades.</text:p>
          </table:table-cell>
          <table:table-cell table:style-name="ce46" office:value-type="string" calcext:value-type="string">
            <text:p>1</text:p>
          </table:table-cell>
          <table:table-cell table:style-name="ce16"/>
        </table:table-row>
        <table:table-row table:style-name="ro1">
          <table:table-cell table:style-name="ce14" office:value-type="string" calcext:value-type="string">
            <text:p>RA6.c) S'han establert tecnologies eficients d'emmagatzematge d'informació en funció de les seues característique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d) S'han identificat llenguatges i eines per al tractament i emmagatzematge d'informació i la seua inclusió en documents d'intercanvi de dades.</text:p>
          </table:table-cell>
          <table:table-cell table:style-name="ce46" office:value-type="string" calcext:value-type="string">
            <text:p>2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e) S'han utilitzat llenguatges de consulta i manipulació en documents d'intercanvi de dade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f) S'han utilitzat sistemes gestors de bases de dades relacionals en l'emmagatzematge d'informació en formats d'intercanvi de dade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g) S'han utilitzat tècniques específiques per crear documents d'intercanvi de dades a partir d'informació emmagatzemada en bases de dades relacional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h) S'han identificat les característiques dels sisteme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6.i) S'han utilitzat eines per gestionar la informació emmagatzemada en bases de dades natives.</text:p>
          </table:table-cell>
          <table:table-cell table:style-name="ce46" office:value-type="string" calcext:value-type="string">
            <text:p>1</text:p>
          </table:table-cell>
          <table:table-cell table:style-name="ce13"/>
        </table:table-row>
        <table:table-row table:style-name="ro1">
          <table:table-cell table:style-name="ce13" office:value-type="string" calcext:value-type="string">
            <text:p>RA7. Opera sistemes empresarials de gestió d'informació realitzant tasques d'importació, integració, assegurament i extracció de la informació.</text:p>
          </table:table-cell>
          <table:table-cell table:style-name="ce14"/>
          <table:table-cell table:style-name="ce13" office:value-type="string" calcext:value-type="string">
            <text:p>5</text:p>
          </table:table-cell>
        </table:table-row>
        <table:table-row table:style-name="ro1">
          <table:table-cell table:style-name="ce14" office:value-type="string" calcext:value-type="string">
            <text:p>RA7.a) S'han reconegut els avantatges dels sistemes de gestió i planificació de recursos empresarial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b) S'han avaluat les característiques de les principals aplicacions de gestió empresarial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c) S'han instal·lat aplicacions de gestió empresarial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d) S'han configurat i adaptat les aplicacion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e) S'ha establert i verificat l'accés segur a la informació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f) S'han generat informe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g) S'han realitzat tasques d'integració amb aplicacions ofimàtique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h) S'han realitzat procediments d'extracció d'informació per al seu tractament i incorporació a diversos sisteme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i) S'han realitzat tasques d'assistència i resolució d'incidències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>
          <table:table-cell table:style-name="ce14" office:value-type="string" calcext:value-type="string">
            <text:p>RA7.j) S'han elaborat documents relatius a l'explotació de l'aplicació.</text:p>
          </table:table-cell>
          <table:table-cell table:style-name="ce14" office:value-type="string" calcext:value-type="string">
            <text:p>0.5</text:p>
          </table:table-cell>
          <table:table-cell table:style-name="ce13"/>
        </table:table-row>
        <table:table-row table:style-name="ro1" table:number-rows-repeated="104850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1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1">
      <number:number number:decimal-places="0" number:min-decimal-places="0" number:min-integer-digits="1"/>
      <number:text> %</number:text>
    </number:percentage-style>
    <number:time-style style:name="N112">
      <number:minutes number:style="long"/>
      <number:text>:</number:text>
      <number:seconds number:style="long" number:decimal-places="1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hours/>
      <number:text>:</number:text>
      <number:minutes number:style="long"/>
    </number:time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2" number:min-decimal-places="2" number:min-integer-digits="1"/>
      <number:text> %</number:text>
    </number:percentage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 style:data-style-name="N2" text:time-value="06:00:35.0728583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9T06:47:00.557703794</dc:date>
    <meta:editing-duration>P2DT6H18M34S</meta:editing-duration>
    <meta:editing-cycles>81</meta:editing-cycles>
    <meta:generator>LibreOffice/24.2.7.2$Linux_X86_64 LibreOffice_project/420$Build-2</meta:generator>
    <meta:document-statistic meta:table-count="11" meta:cell-count="453" meta:object-count="0"/>
  </office:meta>
</office:document-meta>
</file>